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3d021" officeooo:paragraph-rsid="0013d021"/>
    </style:style>
    <style:style style:name="P2" style:family="paragraph" style:parent-style-name="Preformatted_20_Text">
      <style:text-properties officeooo:rsid="0013d021" officeooo:paragraph-rsid="0013eb10"/>
    </style:style>
    <style:style style:name="P3" style:family="paragraph" style:parent-style-name="Preformatted_20_Text">
      <style:text-properties officeooo:rsid="0015bf06" officeooo:paragraph-rsid="0015bf06"/>
    </style:style>
    <style:style style:name="P4" style:family="paragraph" style:parent-style-name="Preformatted_20_Text">
      <style:text-properties officeooo:rsid="0016aff1" officeooo:paragraph-rsid="0016aff1"/>
    </style:style>
    <style:style style:name="P5" style:family="paragraph" style:parent-style-name="Text_20_body">
      <style:text-properties style:font-name="Liberation Mono" fo:font-size="10pt" officeooo:rsid="001f97e8" officeooo:paragraph-rsid="0020cbbe" style:font-size-asian="8.75pt" style:font-size-complex="10pt"/>
    </style:style>
    <style:style style:name="P6" style:family="paragraph" style:parent-style-name="Text_20_body">
      <style:text-properties style:font-name="Liberation Mono" fo:font-size="10pt" officeooo:rsid="0020cbbe" officeooo:paragraph-rsid="0020cbbe" style:font-size-asian="8.75pt" style:font-size-complex="10pt"/>
    </style:style>
    <style:style style:name="P7" style:family="paragraph" style:parent-style-name="Text_20_body">
      <style:text-properties style:font-name="Liberation Mono" fo:font-size="10pt" officeooo:rsid="00231132" officeooo:paragraph-rsid="00231132" style:font-size-asian="8.75pt" style:font-size-complex="10pt"/>
    </style:style>
    <style:style style:name="P8" style:family="paragraph" style:parent-style-name="Text_20_body">
      <style:text-properties officeooo:rsid="00231132" officeooo:paragraph-rsid="00231132"/>
    </style:style>
    <style:style style:name="P9" style:family="paragraph" style:parent-style-name="Text_20_body">
      <style:text-properties officeooo:rsid="002312a0" officeooo:paragraph-rsid="002312a0"/>
    </style:style>
    <style:style style:name="P10" style:family="paragraph" style:parent-style-name="Preformatted_20_Text">
      <style:text-properties officeooo:rsid="0013eb10" officeooo:paragraph-rsid="0013eb10"/>
    </style:style>
    <style:style style:name="P11" style:family="paragraph" style:parent-style-name="Preformatted_20_Text">
      <style:text-properties officeooo:rsid="00174eec" officeooo:paragraph-rsid="00174eec"/>
    </style:style>
    <style:style style:name="P12" style:family="paragraph" style:parent-style-name="Preformatted_20_Text">
      <style:text-properties officeooo:rsid="001ab15e" officeooo:paragraph-rsid="001ab15e"/>
    </style:style>
    <style:style style:name="P13" style:family="paragraph" style:parent-style-name="Preformatted_20_Text">
      <style:text-properties officeooo:rsid="001d5527" officeooo:paragraph-rsid="001d5527"/>
    </style:style>
    <style:style style:name="P14" style:family="paragraph" style:parent-style-name="Preformatted_20_Text">
      <style:text-properties officeooo:rsid="001eaa04" officeooo:paragraph-rsid="001eaa04"/>
    </style:style>
    <style:style style:name="P15" style:family="paragraph" style:parent-style-name="Preformatted_20_Text">
      <style:text-properties officeooo:rsid="001eaa04" officeooo:paragraph-rsid="001ab15e"/>
    </style:style>
    <style:style style:name="P16" style:family="paragraph" style:parent-style-name="Heading_20_2">
      <style:text-properties officeooo:rsid="001f97e8" officeooo:paragraph-rsid="001f97e8"/>
    </style:style>
    <style:style style:name="T1" style:family="text">
      <style:text-properties officeooo:rsid="0013eb10"/>
    </style:style>
    <style:style style:name="T2" style:family="text">
      <style:text-properties officeooo:rsid="001486b1"/>
    </style:style>
    <style:style style:name="T3" style:family="text">
      <style:text-properties officeooo:rsid="0020cbbe"/>
    </style:style>
    <style:style style:name="T4" style:family="text">
      <style:text-properties officeooo:rsid="00231132"/>
    </style:style>
    <style:style style:name="T5" style:family="text">
      <style:text-properties officeooo:rsid="002312a0"/>
    </style:style>
    <style:style style:name="T6" style:family="text">
      <style:text-properties style:text-position="super 58%"/>
    </style:style>
    <style:style style:name="T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QL</text:h>
      <text:h text:style-name="Heading_20_2" text:outline-level="2">Question 1 - Answer</text:h>
      <text:p text:style-name="Preformatted_20_Text">select </text:p>
      <text:p text:style-name="Preformatted_20_Text"><text:tab/>users.first_name</text:p>
      <text:p text:style-name="Preformatted_20_Text"><text:s text:c="4"/>, users.last_name</text:p>
      <text:p text:style-name="Preformatted_20_Text"><text:s text:c="4"/>, count(*) </text:p>
      <text:p text:style-name="Preformatted_20_Text">from </text:p>
      <text:p text:style-name="Preformatted_20_Text"><text:tab/>user_items items</text:p>
      <text:p text:style-name="Preformatted_20_Text">left join users on users.id = items.user_id</text:p>
      <text:p text:style-name="Preformatted_20_Text">group by user_id</text:p>
      <text:p text:style-name="Preformatted_20_Text">;</text:p>
      <text:p text:style-name="Preformatted_20_Text"/>
      <text:h text:style-name="Heading_20_2" text:outline-level="2">Question 2 - Answer</text:h>
      <text:p text:style-name="Preformatted_20_Text">select * </text:p>
      <text:p text:style-name="Preformatted_20_Text">from users </text:p>
      <text:p text:style-name="Preformatted_20_Text">where id not in (</text:p>
      <text:p text:style-name="Preformatted_20_Text">select distinct(user_id) from user_items</text:p>
      <text:p text:style-name="Preformatted_20_Text">)</text:p>
      <text:p text:style-name="Preformatted_20_Text">;</text:p>
      <text:p text:style-name="Preformatted_20_Text"/>
      <text:h text:style-name="Heading_20_2" text:outline-level="2">Question 3 - Answer</text:h>
      <text:p text:style-name="Preformatted_20_Text">select </text:p>
      <text:p text:style-name="Preformatted_20_Text"><text:tab/>counts.description</text:p>
      <text:p text:style-name="Preformatted_20_Text"><text:s text:c="4"/>, counts.num_purchased</text:p>
      <text:p text:style-name="Preformatted_20_Text"><text:s text:c="4"/>, counts.num_purchased * counts.cost_pennies</text:p>
      <text:p text:style-name="Preformatted_20_Text">from (</text:p>
      <text:p text:style-name="Preformatted_20_Text">select </text:p>
      <text:p text:style-name="Preformatted_20_Text"><text:tab/>count(*) as num_purchased</text:p>
      <text:p text:style-name="Preformatted_20_Text"><text:tab/>, description</text:p>
      <text:p text:style-name="Preformatted_20_Text"><text:s text:c="4"/>, cost_pennies</text:p>
      <text:p text:style-name="Preformatted_20_Text">from user_items</text:p>
      <text:p text:style-name="Preformatted_20_Text">join items on user_items.item_id = items.id</text:p>
      <text:p text:style-name="Preformatted_20_Text">group by description</text:p>
      <text:p text:style-name="Preformatted_20_Text">) as counts</text:p>
      <text:p text:style-name="Preformatted_20_Text">;</text:p>
      <text:p text:style-name="Preformatted_20_Text"/>
      <text:h text:style-name="P16" text:outline-level="2">Question <text:span text:style-name="T4">5</text:span> – Answer</text:h>
      <text:p text:style-name="P5">First I’d ask some more questions, if it happens to everyone from Customer Service team or just some members. If the issue appeared recently. <text:span text:style-name="T3">I’d try to figure out if it is DB problem, or application problem. I’d check which queries are used and then test them in DB client. If there is delay and problem appeared recently then I’d check code repo if there were any changes to query recently. In this case query optimilization might work. Checking DB’s issues might reveal that it is DB bug and DB server would need to be updated. There also might be option to add index on last name column.</text:span></text:p>
      <text:p text:style-name="P5"/>
      <text:p text:style-name="P6">If query gets results fast, then I’d go on to check application part. I’d try to call the API and check how long it takes. If it takes long, then it depends on the infrastructure and if data are passed through more applications.</text:p>
      <text:p text:style-name="P7"><text:soft-page-break/>If there is any middleware that’s logging request and response times, I’d check times of call there.</text:p>
      <text:p text:style-name="P7"/>
      <text:p text:style-name="P7">In worst case scenario it would be possible to split DB tables to contain user data only for specific first letter of the last name. But since that would require data migration, application change and database change I’d consider this as a last option if no other solution would be available.</text:p>
      <text:p text:style-name="P7"/>
      <text:h text:style-name="Heading_20_2" text:outline-level="2">Question 6 – Answer</text:h>
      <text:p text:style-name="P8">To be honest I have no idea. I’d google it and consult senior database expert. Might be problem with file system, or data cor<text:span text:style-name="T5">r</text:span>uption? <text:span text:style-name="T5">I’d look at the data at some other time range that don’t have this problem and then check what’s different.</text:span></text:p>
      <text:h text:style-name="Heading_20_2" text:outline-level="2">Question 7 – Answer</text:h>
      <text:p text:style-name="P9">I believe that is what transaction are for, either it all succeeds or fails and then rolls back. So I’d do the update, then insert, without committing changes. If 2<text:span text:style-name="T6">nd</text:span> step fails, roll back. If 1<text:span text:style-name="T6">st</text:span> step fails, then do nothing. Of course application should report error to front end so error can be displayed to client.</text:p>
      <text:p text:style-name="P7"/>
      <text:h text:style-name="Heading_20_1" text:outline-level="1">SCRIPTING</text:h>
      <text:h text:style-name="Heading_20_2" text:outline-level="2">Question 1 - Answer</text:h>
      <text:p text:style-name="Preformatted_20_Text">cat data.dat | cut --delimiter=' ' -f3,8 --output-delimiter=' -&gt; '</text:p>
      <text:p text:style-name="Preformatted_20_Text"/>
      <text:h text:style-name="Heading_20_2" text:outline-level="2">Question 2 - Answer</text:h>
      <text:p text:style-name="Preformatted_20_Text">cat data.dat | cut --delimiter=' ' -f5 | sort | uniq -c | sort -r | awk '{x = $1; $1 = $2; $2 = ","; $3 = x; print; }' | tr -d ' '</text:p>
      <text:p text:style-name="Preformatted_20_Text"/>
      <text:h text:style-name="Heading_20_1" text:outline-level="1">Programming</text:h>
      <text:h text:style-name="Heading_20_2" text:outline-level="2">Question 1 - Answer</text:h>
      <text:p text:style-name="Preformatted_20_Text">https://github.com/vildapavlicek/DiceRoller</text:p>
      <text:p text:style-name="Preformatted_20_Text"/>
      <text:h text:style-name="Heading_20_2" text:outline-level="2">Question 2 - Answer</text:h>
      <text:p text:style-name="P1">For1 mil requests I’d probably use buffered channel which I’d fill with requests with for loop and use N go rutines to make requests, parse data and then store them to another channel from which another N go routines would take results and store them to DB. Doing counts and sorting values would probably be faster using database scripts than doing it in memory with arrays.</text:p>
      <text:p text:style-name="P1"/>
      <text:h text:style-name="Heading_20_1" text:outline-level="1"><text:soft-page-break/>BUG Hunting</text:h>
      <text:h text:style-name="Heading_20_2" text:outline-level="2">Question 1 - Answer</text:h>
      <text:p text:style-name="P1">All var allMax uint = 0 and var max uint = 0 should be var x uint, all values are initialized to their default values, for int it’s 0, string it’s “” and bool is false.</text:p>
      <text:p text:style-name="P1"/>
      <text:p text:style-name="P2">Go func() uses “i” but doesn’t require it <text:span text:style-name="T1">as</text:span> input and it <text:span text:style-name="T1">is not passed.</text:span></text:p>
      <text:p text:style-name="P2"/>
      <text:p text:style-name="P10">All prints miss “fmt.”</text:p>
      <text:p text:style-name="P13">At imports statement, there is “.” (dot) in front of “fmt”</text:p>
      <text:p text:style-name="P2"/>
      <text:p text:style-name="P2">parallelism, _ := strconv.Atoi(os.Args[1]) <text:span text:style-name="T1">I think that error shouldn’t be ignored as it crashes program when os.Args is not number, I think it would be better to decide on default value to use conversion fails</text:span></text:p>
      <text:p text:style-name="P2"/>
      <text:p text:style-name="P2">fmt.Printf("error finding max for slice %d to %d, skipping this slice: %s\n", err) – <text:span text:style-name="T2">not enough arguments, formatting requires digit, digit, string but has only err</text:span></text:p>
      <text:p text:style-name="P2"/>
      <text:p text:style-name="P3">correct way to split the array for go routines:</text:p>
      <text:p text:style-name="P3">endIndex := perGoRoutine*i + perGoRoutine</text:p>
      <text:p text:style-name="P3"><text:tab/><text:tab/><text:tab/>if i+1 == parallelism {</text:p>
      <text:p text:style-name="P3"><text:tab/><text:tab/><text:tab/><text:tab/>endIndex = len(numbers)</text:p>
      <text:p text:style-name="P3"><text:tab/><text:tab/><text:tab/>}</text:p>
      <text:p text:style-name="P3"/>
      <text:p text:style-name="P3">I think it would be probably better to ensure that argument for N go routines isn’t bigger than length of the array</text:p>
      <text:p text:style-name="P3"/>
      <text:p text:style-name="P4">For sorting it might be better to use int instead of uint and sort.Ints instead of range in range</text:p>
      <text:p text:style-name="P4"/>
      <text:p text:style-name="P4">Move mutex.Lock below the the err checking if</text:p>
      <text:p text:style-name="P4"/>
      <text:h text:style-name="Heading_20_2" text:outline-level="2">Question 2 – Answer</text:h>
      <text:p text:style-name="P14">I’d wrap all variables set in main in struct and do methods with pointer receiver.</text:p>
      <text:p text:style-name="P11"/>
      <text:p text:style-name="P12">Instead of using anonymous function as go routine it might be better to name it and make normal function from it then just call it with go argument</text:p>
      <text:p text:style-name="P12"/>
      <text:p text:style-name="P12">Set default value if strconv.Atoi fails and don’t ignore error</text:p>
      <text:p text:style-name="P12"/>
      <text:p text:style-name="P12">I’d probably make producing loop feeding slice parts to chan where N go routines would take them out and process them. </text:p>
      <text:p text:style-name="P15"/>
      <text:p text:style-name="P14">Also write tests with examples might help (especially if you generat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7T16:22:11.354282323</dc:date>
    <meta:editing-duration>PT1H25M30S</meta:editing-duration>
    <meta:editing-cycles>6</meta:editing-cycles>
    <meta:generator>LibreOffice/6.1.5.2$Linux_X86_64 LibreOffice_project/10$Build-2</meta:generator>
    <meta:document-statistic meta:table-count="0" meta:image-count="0" meta:object-count="0" meta:page-count="3" meta:paragraph-count="74" meta:word-count="837" meta:character-count="4716" meta:non-whitespace-character-count="3908"/>
  </office:meta>
</office:document-meta>
</file>